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611in"/>
    </style:style>
    <style:style style:name="co16" style:family="table-column">
      <style:table-column-properties fo:break-before="auto" style:column-width="1.9437in"/>
    </style:style>
    <style:style style:name="co17" style:family="table-column">
      <style:table-column-properties fo:break-before="auto" style:column-width="2.983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ff7b59"/>
    </style:style>
    <style:style style:name="ce6" style:family="table-cell" style:parent-style-name="Default" style:data-style-name="N100">
      <style:table-cell-properties fo:background-color="#ffaa95"/>
    </style:style>
    <style:style style:name="ce7" style:family="table-cell" style:parent-style-name="Default" style:data-style-name="N100">
      <style:table-cell-properties fo:background-color="#00a933"/>
    </style:style>
    <style:style style:name="ce8" style:family="table-cell" style:parent-style-name="Default" style:data-style-name="N100">
      <style:table-cell-properties fo:background-color="#ff7b59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ackground-color="#ff0000"/>
    </style:style>
    <style:style style:name="ce11" style:family="table-cell" style:parent-style-name="Default" style:data-style-name="N100">
      <style:table-cell-properties fo:background-color="#ff4000"/>
    </style:style>
    <style:style style:name="ce12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>
      <style:table-cell-properties fo:background-color="#dde8cb"/>
    </style:style>
    <style:style style:name="ce14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f7d1d5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airwise_costmap_configu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number-columns-repeated="2" table:default-cell-style-name="Default"/>
        <table:table-column table:style-name="co7" table:default-cell-style-name="ce9"/>
        <table:table-column table:style-name="co13" table:default-cell-style-name="Default"/>
        <table:table-column table:style-name="co14" table:default-cell-style-name="ce9"/>
        <table:table-column table:style-name="co8" table:default-cell-style-name="ce9"/>
        <table:table-column table:style-name="co15" table:default-cell-style-name="ce9"/>
        <table:table-column table:style-name="co16" table:default-cell-style-name="ce12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an-obstacle_max_range</text:p>
          </table:table-cell>
          <table:table-cell office:value-type="string" calcext:value-type="string">
            <text:p>scan-raytrace_max_range</text:p>
          </table:table-cell>
          <table:table-cell office:value-type="string" calcext:value-type="string">
            <text:p>vx-z_voxels</text:p>
          </table:table-cell>
          <table:table-cell table:style-name="Default"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table:style-name="Default" office:value-type="string" calcext:value-type="string">
            <text:p>rolling_window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table:style-name="Default" office:value-type="string" calcext:value-type="string">
            <text:p>subscribe_to_updates</text:p>
          </table:table-cell>
          <table:table-cell table:style-name="Default" office:value-type="string" calcext:value-type="string">
            <text:p>inflate_unknknown</text:p>
          </table:table-cell>
          <table:table-cell table:style-name="Default" office:value-type="string" calcext:value-type="string">
            <text:p>inflate_around_unknown</text:p>
          </table:table-cell>
          <table:table-cell table:style-name="Default"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style-name="Default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IGNORED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string" calcext:value-type="string">
            <office:annotation draw:style-name="gr1" draw:text-style-name="P2" svg:width="1.1413in" svg:height="1.7898in" svg:x="21.0307in" svg:y="0in" draw:caption-point-x="-0.2402in" draw:caption-point-y="0.1819in">
              <dc:date>2025-08-09T00:00:00</dc:date>
              <text:p text:style-name="P1">It may be mandatory when no obstacle avoidance is set locally</text:p>
              <text:p text:style-name="P1"/>
              <text:p text:style-name="P1"/>
              <text:p text:style-name="P1">Only on the side that depends on the obstacle avoidance.</text:p>
            </office:annotation>
            <text:p>true</text:p>
          </table:table-cell>
          <table:table-cell table:number-columns-repeated="2" table:style-name="ce12" office:value-type="string" calcext:value-type="string">
            <text:p>true</text:p>
          </table:table-cell>
          <table:table-cell office:value-type="string" calcext:value-type="string">
            <office:annotation draw:style-name="gr2" draw:text-style-name="P2" svg:width="1.1413in" svg:height="0.7083in" svg:x="25.8535in" svg:y="0in" draw:caption-point-x="-0.2402in" draw:caption-point-y="0.1819in">
              <dc:date>2025-08-09T00:00:00</dc:date>
              <text:p text:style-name="P1">The side with obstable avoidance must be set as true</text:p>
            </office:annotation>
            <text:p>true</text:p>
          </table:table-cell>
          <table:table-cell table:style-name="ce4" office:value-type="string" calcext:value-type="string">
            <office:annotation draw:style-name="gr2" draw:text-style-name="P2" svg:width="1.1413in" svg:height="0.7083in" svg:x="27.7972in" svg:y="0in" draw:caption-point-x="-0.2402in" draw:caption-point-y="0.1819in">
              <dc:date>2025-08-09T00:00:00</dc:date>
              <text:p text:style-name="P1">At least the static_layer is required.</text:p>
            </office:annotation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 office:value-type="string" calcext:value-type="string">
            <text:p>INFLATION ONLY LOCAL DOES NOT WORK. WHY MUST IT BE GLOBAL?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IGNORED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fal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2" office:value-type="float" office:value="0.5" calcext:value-type="float">
            <text:p>0.5</text:p>
          </table:table-cell>
          <table:table-cell table:style-name="ce10" office:value-type="string" calcext:value-type="string">
            <office:annotation draw:style-name="gr2" draw:text-style-name="P2" svg:width="1.1413in" svg:height="1.1677in" svg:x="21.0307in" svg:y="0in" draw:caption-point-x="-0.2402in" draw:caption-point-y="0.3594in">
              <dc:date>2025-08-09T00:00:00</dc:date>
              <text:p text:style-name="P1">Constraint: if no obstacle avoidance, it must be true</text:p>
              <text:p text:style-name="P1"/>
              <text:p text:style-name="P1">Then set only global</text:p>
            </office:annotation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" calcext:value-type="float">
            <text:p>0.2</text:p>
          </table:table-cell>
          <table:table-cell table:style-name="ce4" office:value-type="float" office:value="3" calcext:value-type="float">
            <office:annotation draw:style-name="gr2" draw:text-style-name="P2" svg:width="1.1413in" svg:height="0.7083in" svg:x="4.5in" svg:y="0in" draw:caption-point-x="-0.2402in" draw:caption-point-y="0.5374in">
              <dc:date>2025-08-08T00:00:00</dc:date>
              <text:p text:style-name="P1">Only for global.</text:p>
            </office:annotation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tru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0.5" calcext:value-type="float">
            <office:annotation draw:style-name="gr2" draw:text-style-name="P2" svg:width="1.1413in" svg:height="0.7083in" svg:x="12.6236in" svg:y="0in" draw:caption-point-x="-0.2402in" draw:caption-point-y="0.5374in">
              <dc:date>2025-08-08T00:00:00</dc:date>
              <text:p text:style-name="P1">It was 0.75 but did not work</text:p>
            </office:annotation>
            <text:p>0.5</text:p>
          </table:table-cell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false</text:p>
          </table:table-cell>
          <table:table-cell table:style-name="ce4" office:value-type="float" office:value="2" calcext:value-type="float">
            <office:annotation draw:style-name="gr2" draw:text-style-name="P2" svg:width="1.1413in" svg:height="0.7083in" svg:x="15.9252in" svg:y="0in" draw:caption-point-x="-0.2402in" draw:caption-point-y="0.5374in">
              <dc:date>2025-08-08T00:00:00</dc:date>
              <text:p text:style-name="P1">It was IGNORE.</text:p>
            </office:annotation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rue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office:annotation draw:style-name="gr2" draw:text-style-name="P2" svg:width="1.1413in" svg:height="0.7083in" svg:x="27.7972in" svg:y="0in" draw:caption-point-x="-0.2402in" draw:caption-point-y="0.5374in">
              <dc:date>2025-08-08T00:00:00</dc:date>
              <text:p text:style-name="P1">Inflation layer is a requirement.</text:p>
            </office:annotation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GNORED</text:p>
          </table:table-cell>
          <table:table-cell table:style-name="ce8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 office:value-type="string" calcext:value-type="string">
            <office:annotation draw:style-name="gr2" draw:text-style-name="P2" svg:width="1.1413in" svg:height="1.0122in" svg:x="31.6697in" svg:y="0.476in" draw:caption-point-x="-0.2402in" draw:caption-point-y="0.5945in">
              <dc:date>2025-08-09T00:00:00</dc:date>
              <text:p text:style-name="P1">No</text:p>
              <text:p text:style-name="P1"/>
              <text:p text:style-name="P1">The inflation is over the whole map, that is why it must be global</text:p>
            </office:annotation>
            <text:p>INFLATION ONLY LOCAL / THEN THE EXPLANATION IS THAT IT MUST BE WITH THE OBSTACLE AVOIDA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Default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GNORED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6" office:value-type="string" calcext:value-type="string">
            <text:p>tru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GNORED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ru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ru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GNORED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IGNORED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r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ru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table:style-name="ce3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COMBINATION THAT IS NOT COV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9T09:19:23.397731401</dc:date>
    <meta:editing-duration>PT10H57M25S</meta:editing-duration>
    <meta:editing-cycles>14</meta:editing-cycles>
    <meta:generator>LibreOffice/7.3.7.2$Linux_X86_64 LibreOffice_project/30$Build-2</meta:generator>
    <meta:document-statistic meta:table-count="1" meta:cell-count="472" meta:object-count="0"/>
  </office:meta>
</office:document-meta>
</file>